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swiss" style:font-pitch="variable"/>
    <style:font-face style:name="Aptos Display1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DengXian Light" svg:font-family="'DengXian Light'" style:font-family-generic="system" style:font-pitch="variable"/>
    <style:font-face style:name="F" svg:font-family="F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494cm" style:contextual-spacing="false"/>
    </style:style>
    <style:style style:name="P2" style:family="paragraph" style:parent-style-name="Normal_20__28_Web_29_">
      <style:text-properties style:font-name="Calibri1" fo:font-size="11pt" style:font-size-asian="11pt" style:font-name-complex="Calibri2" style:font-size-complex="11pt"/>
    </style:style>
    <style:style style:name="P3" style:family="paragraph" style:parent-style-name="Normal_20__28_Web_29_"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Normal_20__28_Web_29_">
      <style:text-properties style:font-name="Calibri" fo:font-size="11pt" fo:font-weight="normal" officeooo:paragraph-rsid="001581b6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variant="normal" fo:text-transform="none" fo:color="#172b4d" loext:opacity="100%" style:font-name="Calibri1" fo:font-size="11pt" fo:language="en" fo:country="US" fo:font-style="normal" fo:font-weight="bold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P6" style:family="paragraph" style:parent-style-name="Normal_20__28_Web_29_">
      <style:text-properties style:font-name="Calibri1" fo:font-size="11pt" style:font-size-asian="11pt" style:font-name-complex="Calibri2" style:font-size-complex="11pt"/>
    </style:style>
    <style:style style:name="P7" style:family="paragraph" style:parent-style-name="Normal_20__28_Web_29_">
      <style:text-properties style:font-name="Calibri1" fo:font-size="11pt" officeooo:paragraph-rsid="001933eb" style:font-size-asian="11pt" style:font-name-complex="Calibri2" style:font-size-complex="11pt"/>
    </style:style>
    <style:style style:name="P8" style:family="paragraph" style:parent-style-name="Normal_20__28_Web_29_">
      <style:text-properties style:font-name="Calibri1" fo:font-size="11pt" style:font-size-asian="11pt" style:font-size-complex="11pt"/>
    </style:style>
    <style:style style:name="P9" style:family="paragraph" style:parent-style-name="Normal_20__28_Web_29_">
      <style:text-properties style:font-name="Calibri1" fo:font-size="11pt" fo:font-weight="bold" style:font-size-asian="11pt" style:font-weight-asian="bold" style:font-name-complex="Calibri2" style:font-size-complex="11pt" style:font-weight-complex="bold"/>
    </style:style>
    <style:style style:name="P10" style:family="paragraph" style:parent-style-name="Standard">
      <style:text-properties fo:font-variant="normal" fo:text-transform="none" fo:color="#000000" loext:opacity="100%" style:font-name="Segoe UI" fo:font-size="10.5pt" fo:language="en" fo:country="US" fo:font-style="normal" fo:font-weight="normal" style:font-name-asian="Segoe UI1" style:font-size-asian="10.5pt" style:font-style-asian="normal" style:font-weight-asian="normal" style:font-name-complex="Segoe UI1" style:font-size-complex="10.5pt" style:font-style-complex="normal" style:font-weight-complex="normal"/>
    </style:style>
    <style:style style:name="P11" style:family="paragraph" style:parent-style-name="Standard">
      <style:text-properties fo:font-variant="normal" fo:text-transform="none" fo:color="#172b4d" loext:opacity="100%" style:font-name="Calibri1" fo:font-size="11pt" fo:language="en" fo:country="US" fo:font-style="normal" fo:font-weight="bold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T1" style:family="text">
      <style:text-properties style:font-name="Calibri1"/>
    </style:style>
    <style:style style:name="T2" style:family="text">
      <style:text-properties style:font-name="Calibri1" fo:font-size="11pt" style:font-size-asian="11pt" style:font-name-complex="Calibri2" style:font-size-complex="11pt"/>
    </style:style>
    <style:style style:name="T3" style:family="text">
      <style:text-properties style:font-name="Calibri1" fo:font-size="11pt" style:font-size-asian="11pt" style:font-size-complex="11pt"/>
    </style:style>
    <style:style style:name="T4" style:family="text">
      <style:text-properties style:font-name="Calibri1" fo:font-size="11pt" fo:language="en" fo:country="IN" style:font-size-asian="11pt" style:font-name-complex="Calibri2" style:font-size-complex="11pt"/>
    </style:style>
    <style:style style:name="T5" style:family="text">
      <style:text-properties style:font-name="Calibri1" fo:font-size="11pt" fo:language="en" fo:country="IN" style:font-size-asian="11pt" style:font-size-complex="11pt"/>
    </style:style>
    <style:style style:name="T6" style:family="text">
      <style:text-properties style:font-name="Calibri1" fo:font-size="11pt" fo:font-weight="bold" style:font-size-asian="11pt" style:font-weight-asian="bold" style:font-name-complex="Calibri2" style:font-size-complex="11pt" style:font-weight-complex="bold"/>
    </style:style>
    <style:style style:name="T7" style:family="text">
      <style:text-properties style:font-name="Calibri1" fo:font-size="11pt" style:font-name-asian="Calibri2" style:font-size-asian="11pt" style:font-name-complex="Calibri2" style:font-size-complex="11pt"/>
    </style:style>
    <style:style style:name="T8" style:family="text">
      <style:text-properties fo:font-variant="normal" fo:text-transform="none" fo:color="#172b4d" loext:opacity="100%" style:font-name="Calibri1" fo:font-size="11pt" fo:language="en" fo:country="US" fo:font-style="normal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9" style:family="text">
      <style:text-properties fo:language="en" fo:country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/>[INSERT </text:span><text:span text:style-name="T4"><text:s/>CLIENT <text:s/>NAME</text:span><text:span text:style-name="T2">]-</text:span></text:p>
      <text:p text:style-name="Normal_20__28_Web_29_"><text:span text:style-name="T2">Thanks for covering this </text:span><text:span text:style-name="T4">[HEARING TYPE]</text:span><text:span text:style-name="T2"> on [INSERT DATE] at [INSERT TIME] before [INSERT JUDGE NAME].</text:span></text:p>
      <text:p text:style-name="P2">OC is [INSERT OC NAME]</text:p>
      <text:p text:style-name="Normal_20__28_Web_29_"><text:span text:style-name="T2">This is the </text:span><text:span text:style-name="T4">[INSERT HEARING]</text:span><text:span text:style-name="T2"> on the [INSERT PETITIONS]</text:span></text:p>
      <text:p text:style-name="P10">Please do not agree to a Mandatory Mediation with Moore Ingram firm, Brian Carrnechia, Zachary Rubinich or Richard McCracken.</text:p>
      <text:p text:style-name="P2">================================</text:p>
      <text:p text:style-name="P9">CONTROLLING BUREAU DOCUMENT:</text:p>
      <text:p text:style-name="P2"/>
      <text:p text:style-name="P2"><text:s/>================================</text:p>
      <text:p text:style-name="P9">INJURIES:</text:p>
      <text:p text:style-name="Normal_20__28_Web_29_"><text:span text:style-name="T2"><text:s/>[INSERT </text:span><text:span text:style-name="T4"><text:s/>INJURIES</text:span><text:span text:style-name="T2">]</text:span></text:p>
      <text:p text:style-name="P2">================================</text:p>
      <text:p text:style-name="Normal_20__28_Web_29_"><text:span text:style-name="T6">PENDING PETITIONS</text:span><text:span text:style-name="T2">:</text:span></text:p>
      <text:p text:style-name="P8">[INSERT PENDING PETITIONS]</text:p>
      <text:p text:style-name="P2">================================</text:p>
      <text:p text:style-name="Normal_20__28_Web_29_"><text:span text:style-name="T6">EXHIBITS UPLOADED</text:span><text:span text:style-name="T2">:</text:span></text:p>
      <text:p text:style-name="Normal_20__28_Web_29_"><text:span text:style-name="T3">[INSERT </text:span><text:span text:style-name="T5">EXHIBITS</text:span><text:span text:style-name="T3"> </text:span><text:span text:style-name="T5">UPLOADED</text:span><text:span text:style-name="T3">]</text:span></text:p>
      <text:p text:style-name="P2"/>
      <text:p text:style-name="P2">================================</text:p>
      <text:p text:style-name="P9">AT THIS HEARING:</text:p>
      <text:p text:style-name="Normal_20__28_Web_29_"><text:span text:style-name="T3">Client Testimony:</text:span><text:span text:style-name="T5"> <text:s/></text:span><text:span text:style-name="T3">[INSERT </text:span><text:span text:style-name="T5">AT THIS HEARING</text:span><text:span text:style-name="T3">]</text:span></text:p>
      <text:p text:style-name="P2">================================</text:p>
      <text:p text:style-name="P5">FINAL SETTLEMENT TERMS:</text:p>
      <text:p text:style-name="P5"><text:soft-page-break/></text:p>
      <text:p text:style-name="Standard"><text:span text:style-name="T8">Final Settlement: </text:span><text:span text:style-name="T7">[INSERT </text:span><text:span text:style-name="T8">FINAL SETTLEMENT TERMS</text:span><text:span text:style-name="T7">]</text:span></text:p>
      <text:p text:style-name="P2">================================</text:p>
      <text:p text:style-name="Normal_20__28_Web_29_"><text:span text:style-name="T6">BACKGROUND</text:span><text:span text:style-name="T2">:</text:span></text:p>
      <text:p text:style-name="Normal_20__28_Web_29_"><text:span text:style-name="T3">[INSERT </text:span><text:span text:style-name="T5">BACKGROUND</text:span><text:span text:style-name="T3">]</text:span></text:p>
      <text:p text:style-name="P7">================================</text:p>
      <text:p text:style-name="P3">SYSTEM MESSAGE:</text:p>
      <text:p text:style-name="P4"><text:span text:style-name="T1">[INSERT </text:span><text:span text:style-name="T9">SYSTEM MESSAGE</text:span><text:span text:style-name="T1">]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swiss" style:font-pitch="variable"/>
    <style:font-face style:name="Aptos Display1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DengXian Light" svg:font-family="'DengXian Light'" style:font-family-generic="system" style:font-pitch="variable"/>
    <style:font-face style:name="F" svg:font-family="F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IN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IN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104862" loext:opacity="100%" style:font-name="Aptos Display" fo:font-family="'Aptos Display'" style:font-family-generic="swiss" style:font-pitch="variable" fo:font-size="20pt" style:font-name-asian="DengXian Light" style:font-family-asian="'DengXian Light'" style:font-family-generic-asian="system" style:font-pitch-asian="variable" style:font-size-asian="20pt" style:font-size-complex="20pt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104862" loext:opacity="100%" style:font-name="Aptos Display" fo:font-family="'Aptos Display'" style:font-family-generic="swiss" style:font-pitch="variable" fo:font-size="16pt" style:font-name-asian="DengXian Light" style:font-family-asian="'DengXian Light'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104862" loext:opacity="100%" fo:font-size="14pt" style:font-name-asian="DengXian Light" style:font-family-asian="'DengXian Light'" style:font-family-generic-asian="system" style:font-pitch-asian="variable" style:font-size-asian="14pt" style:font-size-complex="14pt"/>
    </style:style>
    <style:style style:name="Heading_20_4" style:display-name="Heading 4" style:family="paragraph" style:parent-style-name="Standard_20__28_user_29_" style:next-style-name="Standard_20__28_user_29_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104862" loext:opacity="100%" fo:font-style="italic" style:font-name-asian="DengXian Light" style:font-family-asian="'DengXian Light'" style:font-family-generic-asian="system" style:font-pitch-asian="variable" style:font-style-asian="italic" style:font-style-complex="italic"/>
    </style:style>
    <style:style style:name="Heading_20_5" style:display-name="Heading 5" style:family="paragraph" style:parent-style-name="Standard_20__28_user_29_" style:next-style-name="Standard_20__28_user_29_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104862" loext:opacity="100%" style:font-name-asian="DengXian Light" style:font-family-asian="'DengXian Light'" style:font-family-generic-asian="system" style:font-pitch-asian="variable"/>
    </style:style>
    <style:style style:name="Heading_20_6" style:display-name="Heading 6" style:family="paragraph" style:parent-style-name="Standard_20__28_user_29_" style:next-style-name="Standard_20__28_user_29_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DengXian Light" style:font-family-asian="'DengXian Light'" style:font-family-generic-asian="system" style:font-pitch-asian="variable" style:font-style-asian="italic" style:font-style-complex="italic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DengXian Light" style:font-family-asian="'DengXian Light'" style:font-family-generic-asian="system" style:font-pitch-asian="variable"/>
    </style:style>
    <style:style style:name="Heading_20_8" style:display-name="Heading 8" style:family="paragraph" style:parent-style-name="Standard_20__28_user_29_" style:next-style-name="Standard_20__28_user_29_" style:default-outline-level="8" style:list-style-name="" style:class="text">
      <style:paragraph-properties fo:margin-top="0.423cm" fo:margin-bottom="0cm" style:contextual-spacing="false" fo:keep-together="always" fo:keep-with-next="always"/>
      <style:text-properties fo:color="#262626" loext:opacity="100%" fo:font-style="italic" style:font-name-asian="DengXian Light" style:font-family-asian="'DengXian Light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list-style-name="" style:class="text">
      <style:paragraph-properties fo:margin-top="0.423cm" fo:margin-bottom="0cm" style:contextual-spacing="false" fo:keep-together="always" fo:keep-with-next="always"/>
      <style:text-properties fo:color="#262626" loext:opacity="100%" style:font-name-asian="DengXian Light" style:font-family-asian="'DengXian Light'" style:font-family-generic-asian="system" style:font-pitch-asian="variable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font-name="Aptos" fo:font-family="Aptos" style:font-family-generic="roman" style:font-pitch="variable" fo:font-size="11pt" fo:language="en" fo:country="US" style:letter-kerning="true" style:font-name-asian="Aptos1" style:font-family-asian="Aptos" style:font-family-generic-asian="system" style:font-pitch-asian="variable" style:font-size-asian="11pt" style:language-asian="en" style:country-asian="US" style:font-name-complex="F" style:font-family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_20__28_user_29_" style:next-style-name="Standard_20__28_user_29_" style:default-outline-level="" style:class="chapter">
      <style:text-properties fo:color="#595959" loext:opacity="100%" fo:font-size="14pt" fo:letter-spacing="0.026cm" style:font-name-asian="DengXian Light" style:font-family-asian="'DengXian Light'" style:font-family-generic-asian="system" style:font-pitch-asian="variable" style:font-size-asian="14pt" style:font-size-complex="14pt"/>
    </style:style>
    <style:style style:name="Title" style:family="paragraph" style:parent-style-name="Standard_20__28_user_29_" style:next-style-name="Standard_20__28_user_29_" style:default-outline-level="" style:class="chapter">
      <style:paragraph-properties fo:margin-top="0cm" fo:margin-bottom="0.141cm" style:contextual-spacing="true" fo:line-height="100%"/>
      <style:text-properties style:font-name="Aptos Display1" fo:font-family="'Aptos Display'" style:font-family-generic="roman" style:font-pitch="variable" fo:font-size="28pt" fo:letter-spacing="-0.018cm" style:font-name-asian="DengXian Light" style:font-family-asian="'DengXian Light'" style:font-family-generic-asian="system" style:font-pitch-asian="variable" style:font-size-asian="28pt" style:font-size-complex="28pt"/>
    </style:style>
    <style:style style:name="Quote" style:family="paragraph" style:parent-style-name="Standard_20__28_user_29_" style:next-style-name="Standard_20__28_user_29_" style:default-outline-level="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_20__28_user_29_" style:next-style-name="Standard_20__28_user_29_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104862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104862" loext:opacity="100%" style:font-name="Aptos Display1" fo:font-family="'Aptos Display'" style:font-family-generic="roman" style:font-pitch="variable" fo:font-size="20pt" style:font-name-asian="DengXian Light" style:font-family-asian="'DengXian Light'" style:font-family-generic-asian="system" style:font-pitch-asian="variable" style:font-size-asian="20pt" style:font-name-complex="F" style:font-family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104862" loext:opacity="100%" style:font-name="Aptos Display1" fo:font-family="'Aptos Display'" style:font-family-generic="roman" style:font-pitch="variable" fo:font-size="16pt" style:font-name-asian="DengXian Light" style:font-family-asian="'DengXian Light'" style:font-family-generic-asian="system" style:font-pitch-asian="variable" style:font-size-asian="16pt" style:font-name-complex="F" style:font-family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104862" loext:opacity="100%" fo:font-size="14pt" style:font-name-asian="DengXian Light" style:font-family-asian="'DengXian Light'" style:font-family-generic-asian="system" style:font-pitch-asian="variable" style:font-size-asian="14pt" style:font-name-complex="F" style:font-family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104862" loext:opacity="100%" fo:font-style="italic" style:font-name-asian="DengXian Light" style:font-family-asian="'DengXian Light'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104862" loext:opacity="100%" style:font-name-asian="DengXian Light" style:font-family-asian="'DengXian Light'" style:font-family-generic-asian="system" style:font-pitch-asian="variable" style:font-name-complex="F" style:font-family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DengXian Light" style:font-family-asian="'DengXian Light'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DengXian Light" style:font-family-asian="'DengXian Light'" style:font-family-generic-asian="system" style:font-pitch-asian="variable" style:font-name-complex="F" style:font-family-complex="F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62626" loext:opacity="100%" fo:font-style="italic" style:font-name-asian="DengXian Light" style:font-family-asian="'DengXian Light'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62626" loext:opacity="100%" style:font-name-asian="DengXian Light" style:font-family-asian="'DengXian Light'" style:font-family-generic-asian="system" style:font-pitch-asian="variable" style:font-name-complex="F" style:font-family-complex="F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1" fo:font-family="'Aptos Display'" style:font-family-generic="roman" style:font-pitch="variable" fo:font-size="28pt" fo:letter-spacing="-0.018cm" style:letter-kerning="true" style:font-name-asian="DengXian Light" style:font-family-asian="'DengXian Light'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DengXian Light" style:font-family-asian="'DengXian Light'" style:font-family-generic-asian="system" style:font-pitch-asian="variable" style:font-size-asian="14pt" style:font-name-complex="F" style:font-family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104862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104862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104862" loext:opacity="100%" fo:letter-spacing="0.009cm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z Campoli</meta:initial-creator>
    <meta:editing-cycles>10</meta:editing-cycles>
    <meta:creation-date>2025-03-07T20:33:00</meta:creation-date>
    <dc:date>2025-05-06T16:19:45.737000000</dc:date>
    <meta:generator>LibreOffice/7.2.5.2$Windows_X86_64 LibreOffice_project/499f9727c189e6ef3471021d6132d4c694f357e5</meta:generator>
    <meta:editing-duration>PT2M6S</meta:editing-duration>
    <meta:document-statistic meta:table-count="0" meta:image-count="0" meta:object-count="0" meta:page-count="2" meta:paragraph-count="28" meta:word-count="102" meta:character-count="926" meta:non-whitespace-character-count="845"/>
    <meta:user-defined meta:name="AppVersion">16.0000</meta:user-defined>
    <meta:user-defined meta:name="ContentTypeId">0x0101007F5D0DD834BF094E9420D25AA4A60C52</meta:user-defined>
    <meta:user-defined meta:name="ICV">D14697688F994CBEBBBCC46D92582590_12</meta:user-defined>
    <meta:user-defined meta:name="KSOProductBuildVer">1033-12.2.0.19805</meta:user-defined>
    <meta:template xlink:type="simple" xlink:actuate="onRequest" xlink:title="Normal.dotm" xlink:href=""/>
  </office:meta>
</office:document-meta>
</file>